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paragraph-rsid="00145d94"/>
    </style:style>
    <style:style style:name="P3" style:family="paragraph" style:parent-style-name="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139579"/>
    </style:style>
    <style:style style:name="P5" style:family="paragraph" style:parent-style-name="Text_20_body">
      <style:text-properties officeooo:rsid="00147493" officeooo:paragraph-rsid="00147493"/>
    </style:style>
    <style:style style:name="P6" style:family="paragraph" style:parent-style-name="Text_20_body">
      <style:paragraph-properties fo:break-before="page"/>
      <style:text-properties officeooo:rsid="00147493" officeooo:paragraph-rsid="00147493"/>
    </style:style>
    <style:style style:name="P7" style:family="paragraph" style:parent-style-name="Text_20_body">
      <style:text-properties officeooo:rsid="0014aa68" officeooo:paragraph-rsid="0014aa68"/>
    </style:style>
    <style:style style:name="P8" style:family="paragraph" style:parent-style-name="Title">
      <style:text-properties officeooo:paragraph-rsid="00139579"/>
    </style:style>
    <style:style style:name="T1" style:family="text">
      <style:text-properties officeooo:rsid="00145d94"/>
    </style:style>
    <style:style style:name="T2" style:family="text">
      <style:text-properties officeooo:rsid="0013957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LiftBuddy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1"><text:a xlink:type="simple" xlink:href="#__RefHeading___Toc853_761819854" text:style-name="Index_20_Link" text:visited-style-name="Index_20_Link">Scopo<text:tab/>2</text:a></text:p>
          <text:p text:style-name="P1"><text:a xlink:type="simple" xlink:href="#__RefHeading___Toc855_761819854" text:style-name="Index_20_Link" text:visited-style-name="Index_20_Link">Descrizione del sistema<text:tab/>2</text:a></text:p>
          <text:p text:style-name="P1"><text:a xlink:type="simple" xlink:href="#__RefHeading___Toc857_761819854" text:style-name="Index_20_Link" text:visited-style-name="Index_20_Link">Database<text:tab/>3</text:a></text:p>
          <text:p text:style-name="P1"><text:a xlink:type="simple" xlink:href="#__RefHeading___Toc859_761819854" text:style-name="Index_20_Link" text:visited-style-name="Index_20_Link">Note<text:tab/>4</text:a></text:p>
        </text:index-body>
      </text:table-of-content>
      <text:p text:style-name="P4"/>
      <text:h text:style-name="P2" text:outline-level="1"><text:bookmark-start text:name="__RefHeading___Toc853_761819854"/><text:alphabetical-index-mark-start text:id="IMark2303066426152"/><text:span text:style-name="T1">Scopo</text:span><text:bookmark-end text:name="__RefHeading___Toc853_761819854"/><text:alphabetical-index-mark-end text:id="IMark2303066426152"/></text:h>
      <text:p text:style-name="P7">L’applicazione LiftBuddy ha lo scopo di...</text:p>
      <text:h text:style-name="Heading_20_1" text:outline-level="1"><text:bookmark-start text:name="__RefHeading___Toc855_761819854"/><text:alphabetical-index-mark-start text:id="IMark2303066425096"/>Descrizione del sistema<text:bookmark-end text:name="__RefHeading___Toc855_761819854"/><text:alphabetical-index-mark-end text:id="IMark2303066425096"/></text:h>
      <text:p text:style-name="P5">Lipsum</text:p>
      <text:p text:style-name="P6"/>
      <text:h text:style-name="Heading_20_1" text:outline-level="1"><text:bookmark-start text:name="__RefHeading___Toc857_761819854"/><text:alphabetical-index-mark-start text:id="IMark2303066426728"/>Database<text:bookmark-end text:name="__RefHeading___Toc857_761819854"/><text:alphabetical-index-mark-end text:id="IMark2303066426728"/></text:h>
      <text:p text:style-name="P5">Lipsum</text:p>
      <text:p text:style-name="P6"/>
      <text:h text:style-name="Heading_20_1" text:outline-level="1"><text:bookmark-start text:name="__RefHeading___Toc859_761819854"/><text:alphabetical-index-mark text:string-value="Note"/><text:alphabetical-index-mark-start text:id="IMark2303066423176"/>Note<text:bookmark-end text:name="__RefHeading___Toc859_761819854"/><text:alphabetical-index-mark-end text:id="IMark2303066423176"/></text:h>
      <text:p text:style-name="P5">Lipsum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23:02:45.233000000</dc:date>
    <meta:editing-duration>PT1H5M43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4" meta:paragraph-count="14" meta:word-count="27" meta:character-count="163" meta:non-whitespace-character-count="150"/>
  </office:meta>
</office:document-meta>
</file>